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7000001401D44E12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4cm" fo:min-width="0cm"/>
    </style:style>
    <style:style style:name="gr3" style:family="graphic" style:parent-style-name="standard">
      <style:graphic-properties draw:stroke="none" draw:fill="none" fo:min-height="0.925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false" fo:min-height="0.92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4cm" fo:min-width="0cm"/>
    </style:style>
    <style:style style:name="gr8" style:family="graphic">
      <style:graphic-properties style:protect="siz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stroke="solid" draw:stroke-dash="Ultrafine_20_Dashed" draw:marker-start="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g>
          <draw:custom-shape draw:style-name="gr1" draw:text-style-name="P1" draw:layer="layout" svg:width="7.4cm" svg:height="1.343cm" svg:x="10.8cm" svg:y="0.388cm">
            <text:p text:style-name="P1">Matrice d'élévation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.2cm" svg:height="1.465cm" svg:x="1.6cm" svg:y="5.88cm">
            <text:p text:style-name="P1">Coordonnées (x,y,z)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8.2cm" svg:height="1.465cm" svg:x="10.2cm" svg:y="5.88cm">
            <text:p text:style-name="P1">Scalar (z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6cm" svg:height="1.465cm" svg:x="20.8cm" svg:y="5.88cm">
            <text:p text:style-name="P1">Cells </text:p>
            <draw:enhanced-geometry svg:viewBox="0 0 21600 21600" draw:type="rectangle" draw:enhanced-path="M 0 0 L 21600 0 21600 21600 0 21600 0 0 Z N"/>
          </draw:custom-shape>
          <draw:frame draw:style-name="gr2" draw:layer="layout" svg:width="3.36cm" svg:height="1.174cm" svg:x="3cm" svg:y="4.706cm">
            <draw:text-box>
              <text:p>VtkPoints </text:p>
            </draw:text-box>
          </draw:frame>
          <draw:frame draw:style-name="gr2" draw:layer="layout" svg:width="4.524cm" svg:height="1.174cm" svg:x="11.831cm" svg:y="4.706cm">
            <draw:text-box>
              <text:p>VtkFloatArray </text:p>
            </draw:text-box>
          </draw:frame>
          <draw:frame draw:style-name="gr2" draw:layer="layout" svg:width="4.202cm" svg:height="1.174cm" svg:x="21.8cm" svg:y="4.706cm">
            <draw:text-box>
              <text:p>VtkCellArray </text:p>
            </draw:text-box>
          </draw:frame>
          <draw:custom-shape draw:style-name="gr1" draw:text-style-name="P1" draw:layer="layout" svg:width="8.4cm" svg:height="1.464cm" svg:x="10.2cm" svg:y="9.786cm">
            <text:p text:style-name="P1">PolyData</text:p>
            <draw:enhanced-geometry svg:viewBox="0 0 21600 21600" draw:type="rectangle" draw:enhanced-path="M 0 0 L 21600 0 21600 21600 0 21600 0 0 Z N"/>
          </draw:custom-shape>
          <draw:frame draw:style-name="gr2" draw:layer="layout" svg:width="4.168cm" svg:height="1.174cm" svg:x="12.586cm" svg:y="8.687cm">
            <draw:text-box>
              <text:p>VtkPolyData </text:p>
            </draw:text-box>
          </draw:frame>
          <draw:custom-shape draw:style-name="gr1" draw:text-style-name="P1" draw:layer="layout" svg:width="8.2cm" svg:height="1.465cm" svg:x="10.4cm" svg:y="13.935cm">
            <text:p text:style-name="P1">Mapper</text:p>
            <draw:enhanced-geometry svg:viewBox="0 0 21600 21600" draw:type="rectangle" draw:enhanced-path="M 0 0 L 21600 0 21600 21600 0 21600 0 0 Z N"/>
          </draw:custom-shape>
          <draw:frame draw:style-name="gr3" draw:layer="layout" svg:width="6.454cm" svg:height="1.175cm" svg:x="11.4cm" svg:y="12.837cm">
            <draw:text-box>
              <text:p>vtkPolyDataMapper</text:p>
            </draw:text-box>
          </draw:frame>
          <draw:line draw:style-name="gr4" draw:text-style-name="P1" draw:layer="layout" svg:x1="14.4cm" svg:y1="1.731cm" svg:x2="14.4cm" svg:y2="4.66cm">
            <text:p/>
          </draw:line>
          <draw:line draw:style-name="gr4" draw:text-style-name="P1" draw:layer="layout" svg:x1="14.4cm" svg:y1="1.731cm" svg:x2="7.8cm" svg:y2="5.88cm">
            <text:p/>
          </draw:line>
          <draw:line draw:style-name="gr4" draw:text-style-name="P1" draw:layer="layout" svg:x1="14.4cm" svg:y1="1.731cm" svg:x2="20.8cm" svg:y2="5.88cm">
            <text:p/>
          </draw:line>
          <draw:line draw:style-name="gr4" draw:text-style-name="P1" draw:layer="layout" svg:x1="24.2cm" svg:y1="7.345cm" svg:x2="19cm" svg:y2="10.03cm">
            <text:p/>
          </draw:line>
          <draw:line draw:style-name="gr4" draw:text-style-name="P1" draw:layer="layout" svg:x1="14.4cm" svg:y1="7.345cm" svg:x2="14.4cm" svg:y2="9.054cm">
            <text:p/>
          </draw:line>
          <draw:line draw:style-name="gr4" draw:text-style-name="P1" draw:layer="layout" svg:x1="4.4cm" svg:y1="7.345cm" svg:x2="9.6cm" svg:y2="10.03cm">
            <text:p/>
          </draw:line>
          <draw:line draw:style-name="gr4" draw:text-style-name="P1" draw:layer="layout" svg:x1="14.4cm" svg:y1="11.372cm" svg:x2="14.4cm" svg:y2="13.081cm">
            <text:p/>
          </draw:line>
          <draw:custom-shape draw:style-name="gr5" draw:text-style-name="P1" draw:layer="layout" svg:width="2cm" svg:height="2.441cm" svg:x="21cm" svg:y="1.609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20.4cm" svg:y1="1.173cm" svg:x2="20.4cm" svg:y2="4.294cm">
            <text:p/>
          </draw:line>
          <draw:line draw:style-name="gr4" draw:text-style-name="P1" draw:layer="layout" svg:x1="20.4cm" svg:y1="1.173cm" svg:x2="23.4cm" svg:y2="1.173cm">
            <text:p/>
          </draw:line>
          <draw:frame draw:style-name="gr6" draw:layer="layout" svg:width="0.82cm" svg:height="1.174cm" svg:x="21cm" svg:y="-0.1cm">
            <draw:text-box>
              <text:p>y</text:p>
            </draw:text-box>
          </draw:frame>
          <draw:frame draw:style-name="gr7" draw:layer="layout" svg:width="0.82cm" svg:height="1.174cm" svg:x="19.4cm" svg:y="1.853cm">
            <draw:text-box>
              <text:p>x</text:p>
            </draw:text-box>
          </draw:frame>
          <draw:frame draw:style-name="gr7" draw:layer="layout" svg:width="0.82cm" svg:height="1.174cm" svg:x="21.6cm" svg:y="2.097cm">
            <draw:text-box>
              <text:p>z</text:p>
            </draw:text-box>
          </draw:frame>
        </draw:g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5" draw:text-style-name="P1" draw:layer="layout" svg:width="8cm" svg:height="8cm" svg:x="8cm" svg:y="5.2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cm" svg:y1="5.2cm" svg:x2="8cm" svg:y2="13.2cm">
          <text:p/>
        </draw:line>
        <draw:line draw:style-name="gr10" draw:text-style-name="P1" draw:layer="layout" svg:x1="8cm" svg:y1="13.2cm" svg:x2="16cm" svg:y2="13.2cm">
          <text:p/>
        </draw:line>
        <draw:frame draw:style-name="gr11" draw:layer="layout" svg:width="0.82cm" svg:height="0.962cm" svg:x="6.6cm" svg:y="9cm">
          <draw:text-box>
            <text:p>x</text:p>
          </draw:text-box>
        </draw:frame>
        <draw:frame draw:style-name="gr11" draw:layer="layout" svg:width="0.82cm" svg:height="0.962cm" svg:x="11.2cm" svg:y="13.8cm">
          <draw:text-box>
            <text:p>y</text:p>
          </draw:text-box>
        </draw:frame>
        <draw:frame draw:style-name="gr11" draw:layer="layout" svg:width="1.065cm" svg:height="0.962cm" svg:x="6.8cm" svg:y="4.7cm">
          <draw:text-box>
            <text:p>-5</text:p>
          </draw:text-box>
        </draw:frame>
        <draw:frame draw:style-name="gr11" draw:layer="layout" svg:width="1.226cm" svg:height="0.962cm" svg:x="6.7cm" svg:y="12.938cm">
          <draw:text-box>
            <text:p>+5</text:p>
          </draw:text-box>
        </draw:frame>
        <draw:frame draw:style-name="gr11" draw:layer="layout" svg:width="1.065cm" svg:height="0.962cm" svg:x="7.701cm" svg:y="13.3cm">
          <draw:text-box>
            <text:p>-5</text:p>
          </draw:text-box>
        </draw:frame>
        <draw:frame draw:style-name="gr11" draw:layer="layout" svg:width="1.226cm" svg:height="0.962cm" svg:x="15.302cm" svg:y="13.3cm">
          <draw:text-box>
            <text:p>+5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Couleurs<text:tab/></text:p>
          </draw:text-box>
        </draw:frame>
        <draw:frame draw:style-name="gr12" draw:text-style-name="P1" draw:layer="layout" svg:width="15.628cm" svg:height="10.528cm" svg:x="6.2cm" svg:y="5.872cm">
          <draw:image xlink:href="Pictures/10000000000001B7000001401D44E12A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xopole </meta:initial-creator>
    <meta:creation-date>2015-06-30T10:01:43.563387452</meta:creation-date>
    <meta:generator>LibreOffice/4.2.8.2$Linux_X86_64 LibreOffice_project/420m0$Build-2</meta:generator>
    <dc:date>2015-08-26T13:42:10.058621398</dc:date>
    <dc:creator>exopole </dc:creator>
    <meta:editing-duration>PT8H17M8S</meta:editing-duration>
    <meta:editing-cycles>8</meta:editing-cycles>
    <meta:document-statistic meta:object-count="63"/>
  </office:meta>
</office:document-meta>
</file>